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 Alleg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 Santa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 Secondo Mar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 Ruinart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3.310444">
            <text:p>43.310444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 Ruinart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Dom Ruinart Blanc de Blancs Brut Champagne</text:p>
          </table:table-cell>
          <table:table-cell office:value-type="string">
            <text:p>Ruinart</text:p>
          </table:table-cell>
          <table:table-cell office:value-type="float" office:value="47.624153">
            <text:p>47.624153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 Az. Agr. Ina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 Az. Agr. Ina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 Az. Agr. Inam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 Loredan Gaspa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 Loredan Gaspa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s5sr7cs7vsezg5daw2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Consorzio Ribolla Gialla Dell'Alto Livenza</text:p>
          </table:table-cell>
          <table:table-cell office:value-type="float" office:value="44.314747">
            <text:p>44.314747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 Marco Mosco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 Vespa Vignai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9nfnjakdr83b0dhm</text:p>
          </table:table-cell>
          <table:table-cell office:value-type="string">
            <text:p>WHITE</text:p>
          </table:table-cell>
          <table:table-cell office:value-type="string">
            <text:p>Il Bianco dei Vespa Fiano Salento</text:p>
          </table:table-cell>
          <table:table-cell office:value-type="string">
            <text:p>Vespa</text:p>
          </table:table-cell>
          <table:table-cell office:value-type="float" office:value="43.70514">
            <text:p>43.70514</text:p>
          </table:table-cell>
        </table:table-row>
        <table:table-row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 Capich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my5snw4jhx5pdrmm3x6012</text:p>
          </table:table-cell>
          <table:table-cell office:value-type="string">
            <text:p>WHITE</text:p>
          </table:table-cell>
          <table:table-cell office:value-type="string">
            <text:p>Clariné Bianco</text:p>
          </table:table-cell>
          <table:table-cell office:value-type="string">
            <text:p>Bianco Marco</text:p>
          </table:table-cell>
          <table:table-cell office:value-type="float" office:value="21.23896">
            <text:p>21.23896</text:p>
          </table:table-cell>
        </table:table-row>
        <table:table-row>
          <table:table-cell office:value-type="string"/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 Produttori riuni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qj30wyfk6h2wwcj3bv</text:p>
          </table:table-cell>
          <table:table-cell office:value-type="string">
            <text:p>WHITE</text:p>
          </table:table-cell>
          <table:table-cell office:value-type="string">
            <text:p>I Produttori Gavi</text:p>
          </table:table-cell>
          <table:table-cell office:value-type="string">
            <text:p>Produttori del Gavi</text:p>
          </table:table-cell>
          <table:table-cell office:value-type="float" office:value="26.895939">
            <text:p>26.895939</text:p>
          </table:table-cell>
        </table:table-row>
        <table:table-row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 Nicola Bergagl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r0sdazg43388q8nj05</text:p>
          </table:table-cell>
          <table:table-cell office:value-type="string">
            <text:p>WHITE</text:p>
          </table:table-cell>
          <table:table-cell office:value-type="string">
            <text:p>Gavi</text:p>
          </table:table-cell>
          <table:table-cell office:value-type="string">
            <text:p>Il Poggio di Gavi</text:p>
          </table:table-cell>
          <table:table-cell office:value-type="float" office:value="51.41008">
            <text:p>51.41008</text:p>
          </table:table-cell>
        </table:table-row>
        <table:table-row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 Tenute San Sis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 Vinicentan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fach17dcse92xddd8n</text:p>
          </table:table-cell>
          <table:table-cell office:value-type="string">
            <text:p>DESSERT</text:p>
          </table:table-cell>
          <table:table-cell office:value-type="string">
            <text:p>Vin Santo di Montescudaio</text:p>
          </table:table-cell>
          <table:table-cell office:value-type="string">
            <text:p>Fattoria Santa Maria</text:p>
          </table:table-cell>
          <table:table-cell office:value-type="float" office:value="25.141232">
            <text:p>25.141232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 Montever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 Montevers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 Montever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 Chateau d’Yque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2.83738">
            <text:p>52.83738</text:p>
          </table:table-cell>
        </table:table-row>
        <table:table-row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 Nikolaihof Wach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 Nikolaihof Wach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1v7gc7x4s1e2wx2p</text:p>
          </table:table-cell>
          <table:table-cell office:value-type="string">
            <text:p>WHITE</text:p>
          </table:table-cell>
          <table:table-cell office:value-type="string">
            <text:p>Wachau</text:p>
          </table:table-cell>
          <table:table-cell office:value-type="string">
            <text:p>Nikolaihof</text:p>
          </table:table-cell>
          <table:table-cell office:value-type="float" office:value="36.830322">
            <text:p>36.830322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 Abbazia di Nova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 Travers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ne828xs3kcd1n0wgv1</text:p>
          </table:table-cell>
          <table:table-cell office:value-type="string">
            <text:p>DESSERT</text:p>
          </table:table-cell>
          <table:table-cell office:value-type="string">
            <text:p>Le Traversagne Recioto della Valpolicella Classico</text:p>
          </table:table-cell>
          <table:table-cell office:value-type="string">
            <text:p>Le Salette</text:p>
          </table:table-cell>
          <table:table-cell office:value-type="float" office:value="45.55495">
            <text:p>45.55495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 Brigalda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 Pergole Vece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f1f50520883g0c1jw</text:p>
          </table:table-cell>
          <table:table-cell office:value-type="string">
            <text:p>DESSERT</text:p>
          </table:table-cell>
          <table:table-cell office:value-type="string">
            <text:p>Pergole Vece Recioto della Valpolicella Classico</text:p>
          </table:table-cell>
          <table:table-cell office:value-type="string">
            <text:p>Le Salette</text:p>
          </table:table-cell>
          <table:table-cell office:value-type="float" office:value="46.64753">
            <text:p>46.64753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